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7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8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9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0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7"><text:span text:style-name="T5">(財稅資料中心98</text:span><text:span text:style-name="T6">年9月22日</text:span><text:span text:style-name="T5">資四字第09824001730 <text:s/>附簽)</text:span></text:p>
      <text:list text:style-name="WW8Num1">
        <text:list-item>
          <text:p text:style-name="P10">有關<text:date style:data-style-name="N117" text:date-value="2009-09-25T11:12:39.05" text:date-adjust="-PT720H00M00S">98年8月</text:date>稅收及退稅快報電腦網路傳輸作業情形表，經核對後，<text:span text:style-name="T7">本局無異常情形</text:span>。</text:p>
        </text:list-item>
        <text:list-item>
          <text:p text:style-name="P10">文會會計室及本<text:span text:style-name="T7">科</text:span><text:span text:style-name="T6">資料管制人員、</text:span>系統執行股後存查。</text:p>
        </text:list-item>
      </text:list>
      <text:p text:style-name="P8">第<text:span text:style-name="T7">一層決行</text:span></text:p>
      <text:p text:style-name="P6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09-25T11:12:38</dc:date>
    <meta:print-date>2009-09-25T10:53:19</meta:print-date>
    <dc:language>en-US</dc:language>
    <meta:editing-cycles>41</meta:editing-cycles>
    <meta:editing-duration>PT5H5M11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3"/>
  </office:meta>
</office:document-meta>
</file>